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2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4008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008in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008in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008in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80">
            <text:p>80</text:p>
          </table:table-cell>
          <table:table-cell table:style-name="ce11" office:value-type="float" office:value="80">
            <text:p>8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 office:value-type="float" office:value="75">
            <text:p>7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26">
            <text:p>2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7" table:formula="of:=SUMPRODUCT([.C5:.C10];[.E5:.E10])" office:value-type="float" office:value="120514">
            <text:p>12051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 JFK-DFW</text:p>
          </table:table-cell>
          <table:table-cell table:style-name="ce8" table:formula="of:=[.E5]+[.E6]+[.E7]+[.E8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Capacity DFW-LAX</text:p>
          </table:table-cell>
          <table:table-cell table:style-name="ce8" table:formula="of:=[.E5]+[.E6]+[.E9]+[.E10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9/18/2015</text:date>, <text:time>18:2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9-18T18:22:43.88</dc:date>
    <meta:editing-duration>PT22H7M13S</meta:editing-duration>
    <meta:editing-cycles>8</meta:editing-cycles>
    <meta:generator>OpenOffice/4.1.1$Win32 OpenOffice.org_project/411m6$Build-9775</meta:generator>
    <dc:creator>Stephanie Canovas</dc:creator>
    <meta:document-statistic meta:table-count="3" meta:cell-count="55" meta:object-count="0"/>
  </office:meta>
</office:document-meta>
</file>